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Lucida Console', monospace"/>
    <style:font-face style:name="OpenSans" svg:font-family="OpenSans, Helvetica, Arial, sans-serif"/>
    <style:font-face style:name="ProximaNovaLight" svg:font-family="ProximaNovaLight, 'Helvetica Neue', Helvetica, Arial, sans-serif"/>
    <style:font-face style:name="ProximaNovaSemiBold" svg:font-family="ProximaNovaSemiBold, 'Helvetica Neue', Helvetica, Arial, sans-serif"/>
    <style:font-face style:name="Roboto" svg:font-family="Robot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022ca"/>
    </style:style>
    <style:style style:name="P2" style:family="paragraph" style:parent-style-name="Standard">
      <style:text-properties officeooo:rsid="000d78b7" officeooo:paragraph-rsid="000d78b7"/>
    </style:style>
    <style:style style:name="P3"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575757" style:font-name="ProximaNovaLight" fo:font-size="11.25pt" fo:letter-spacing="normal" fo:font-style="normal" fo:font-weight="normal"/>
    </style:style>
    <style:style style:name="P4" style:family="paragraph" style:parent-style-name="Text_20_body" style:list-style-name="L1">
      <style:paragraph-properties fo:margin-left="0.0209in" fo:margin-right="0.0209in" fo:margin-top="0in" fo:margin-bottom="0in" loext:contextual-spacing="false" style:line-height-at-least="0.25in" fo:orphans="2" fo:widows="2" fo:text-indent="0in" style:auto-text-indent="false" fo:padding="0in" fo:border="none"/>
    </style:style>
    <style:style style:name="P5" style:family="paragraph" style:parent-style-name="Heading_20_2">
      <style:text-properties fo:font-variant="normal" fo:text-transform="none" fo:color="#575757" style:font-name="ProximaNovaSemiBold" fo:font-size="18pt" fo:letter-spacing="normal" fo:font-style="normal" fo:font-weight="bold" officeooo:rsid="000d78b7" officeooo:paragraph-rsid="000d78b7"/>
    </style:style>
    <style:style style:name="P6" style:family="paragraph" style:parent-style-name="Heading_20_2">
      <style:text-properties officeooo:rsid="001022ca" officeooo:paragraph-rsid="001022ca"/>
    </style:style>
    <style:style style:name="P7" style:family="paragraph" style:parent-style-name="Heading_20_1">
      <style:text-properties fo:font-variant="normal" fo:text-transform="none" fo:color="#575757" style:font-name="ProximaNovaSemiBold" fo:font-size="21pt" fo:letter-spacing="normal" fo:font-style="normal" fo:font-weight="normal"/>
    </style:style>
    <style:style style:name="P8" style:family="paragraph" style:parent-style-name="Heading_20_1">
      <style:text-properties fo:font-variant="normal" fo:text-transform="none" fo:color="#575757" style:font-name="ProximaNovaSemiBold" fo:font-size="21pt" fo:letter-spacing="normal" fo:font-style="normal" fo:font-weight="normal" officeooo:rsid="000d78b7" officeooo:paragraph-rsid="000d78b7"/>
    </style:style>
    <style:style style:name="P9" style:family="paragraph" style:parent-style-name="Preformatted_20_Text">
      <style:text-properties officeooo:paragraph-rsid="001022ca"/>
    </style:style>
    <style:style style:name="P10" style:family="paragraph" style:parent-style-name="Preformatted_20_Text">
      <style:text-properties officeooo:paragraph-rsid="00110a3d"/>
    </style:style>
    <style:style style:name="P11" style:family="paragraph" style:parent-style-name="Preformatted_20_Text">
      <style:text-properties officeooo:paragraph-rsid="00118673"/>
    </style:style>
    <style:style style:name="P12" style:family="paragraph" style:parent-style-name="Preformatted_20_Text">
      <style:text-properties officeooo:paragraph-rsid="00169d28"/>
    </style:style>
    <style:style style:name="T1" style:family="text">
      <style:text-properties fo:font-variant="normal" fo:text-transform="none" fo:color="#575757" style:font-name="Monaco" fo:font-size="9.75pt" fo:letter-spacing="normal" fo:font-style="normal" fo:font-weight="normal" fo:background-color="#f8f8f8" loext:char-shading-value="0" loext:padding-left="0.052in" loext:padding-right="0.052in" loext:padding-top="0.0193in" loext:padding-bottom="0.0193in" loext:border="0.06pt solid #dddddd"/>
    </style:style>
    <style:style style:name="T2" style:family="text">
      <style:text-properties fo:font-variant="normal" fo:text-transform="none" fo:color="#575757" style:font-name="Monaco" fo:font-size="9.75pt" fo:letter-spacing="normal" fo:font-style="normal" fo:font-weight="normal" fo:background-color="transparent" loext:char-shading-value="0" loext:padding="0in" loext:border="none"/>
    </style:style>
    <style:style style:name="T3" style:family="text">
      <style:text-properties fo:font-variant="normal" fo:text-transform="none" fo:color="#575757" style:font-name="Monaco" fo:font-size="9.75pt" fo:letter-spacing="normal" fo:font-style="normal" fo:font-weight="normal" officeooo:rsid="001022ca" fo:background-color="transparent" loext:char-shading-value="0" loext:padding="0in" loext:border="none"/>
    </style:style>
    <style:style style:name="T4" style:family="text">
      <style:text-properties fo:font-variant="normal" fo:text-transform="none" fo:color="#575757" style:font-name="Monaco" fo:font-size="9.75pt" fo:letter-spacing="normal" fo:font-style="normal" fo:font-weight="normal" officeooo:rsid="00110a3d" fo:background-color="transparent" loext:char-shading-value="0" loext:padding="0in" loext:border="none"/>
    </style:style>
    <style:style style:name="T5" style:family="text">
      <style:text-properties fo:font-variant="normal" fo:text-transform="none" fo:color="#575757" style:font-name="Monaco" fo:font-size="9.75pt" fo:letter-spacing="normal" fo:font-style="normal" fo:font-weight="normal" officeooo:rsid="00118673" fo:background-color="transparent" loext:char-shading-value="0" loext:padding="0in" loext:border="none"/>
    </style:style>
    <style:style style:name="T6" style:family="text">
      <style:text-properties fo:font-variant="normal" fo:text-transform="none" fo:color="#575757" style:font-name="Monaco" fo:font-size="9.75pt" fo:letter-spacing="normal" fo:font-style="normal" fo:font-weight="normal" officeooo:rsid="00169d28" fo:background-color="transparent" loext:char-shading-value="0" loext:padding="0in" loext:border="none"/>
    </style:style>
    <style:style style:name="T7" style:family="text">
      <style:text-properties fo:font-variant="normal" fo:text-transform="none" fo:color="#575757" style:font-name="Roboto" fo:font-size="11.25pt" fo:letter-spacing="normal" fo:font-style="normal" fo:font-weight="normal"/>
    </style:style>
    <style:style style:name="T8" style:family="text">
      <style:text-properties fo:font-variant="normal" fo:text-transform="none" fo:color="#479ccf" style:text-line-through-style="none" style:text-line-through-type="none" style:font-name="Roboto" fo:font-size="11.25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505050" style:font-name="OpenSans" fo:font-size="9pt" fo:letter-spacing="normal" fo:font-style="normal" fo:font-weight="normal" officeooo:rsid="00110a3d" fo:background-color="transparent" loext:char-shading-value="0" loext:padding="0in" loext:border="none"/>
    </style:style>
    <style:style style:name="T10" style:family="text">
      <style:text-properties fo:font-size="28pt" fo:font-weight="bold" officeooo:rsid="0009e1f0" style:font-size-asian="28pt" style:font-weight-asian="bold" style:font-size-complex="28pt"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BIZWEB INTEGRATING </text:span></text:p>
      <text:h text:style-name="P7" text:outline-level="1"><text:bookmark text:name="auth"/>OAuth</text:h>
      <text:p text:style-name="P2"><text:a xlink:type="simple" xlink:href="https://docs.bizweb.vn/api/oauth/#get-the-client-redentials" text:style-name="Internet_20_link" text:visited-style-name="Visited_20_Internet_20_Link">https://docs.bizweb.vn/api/oauth/#get-the-client-redentials</text:a></text:p>
      <text:p text:style-name="P2"/>
      <text:p text:style-name="P2"/>
      <text:p text:style-name="P2">Example:</text:p>
      <text:h text:style-name="P6" text:outline-level="2"><text:a xlink:type="simple" xlink:href="https://traitran-bizwebvietnam-net.bizwebvietnam.net/" text:style-name="Internet_20_link" text:visited-style-name="Visited_20_Internet_20_Link">https://traitran-bizwebvietnam-net.bizwebvietnam.net</text:a></text:h>
      <text:p text:style-name="P9"><text:a xlink:type="simple" xlink:href="https://traitran-bizwebvietnam-net.bizwebvietnam.net/admin/oauth/authorize?client_id=5e31ff35a91a4befa11db0d84a5ceb2f&amp;scope=scope=write_orders,read_customers&amp;redirect_uri=http://10.199.35.210:8080/123cs.vng/" text:style-name="Internet_20_link" text:visited-style-name="Visited_20_Internet_20_Link"><text:span text:style-name="Source_20_Text"><text:span text:style-name="T3">https://traitran-bizwebvietnam-net.bizwebvietnam.net/admin/oauth/authorize?client_id=5e31ff35a91a4befa11db0d84a5ceb2f&amp;scope=</text:span></text:span></text:a><text:a xlink:type="simple" xlink:href="https://traitran-bizwebvietnam-net.bizwebvietnam.net/admin/oauth/authorize?client_id=5e31ff35a91a4befa11db0d84a5ceb2f&amp;scope=scope=write_orders,read_customers&amp;redirect_uri=http://10.199.35.210:8080/123cs.vng/" text:style-name="Internet_20_link" text:visited-style-name="Visited_20_Internet_20_Link"><text:span text:style-name="Source_20_Text"><text:span text:style-name="T2">scope=write_orders,read_customers</text:span></text:span></text:a><text:a xlink:type="simple" xlink:href="https://traitran-bizwebvietnam-net.bizwebvietnam.net/admin/oauth/authorize?client_id=5e31ff35a91a4befa11db0d84a5ceb2f&amp;scope=scope=write_orders,read_customers&amp;redirect_uri=http://10.199.35.210:8080/123cs.vng/" text:style-name="Internet_20_link" text:visited-style-name="Visited_20_Internet_20_Link"><text:span text:style-name="Source_20_Text"><text:span text:style-name="T3">&amp;redirect_uri=http://10.199.35.210:8080/123cs.vng/</text:span></text:span></text:a></text:p>
      <text:p text:style-name="P9"><text:span text:style-name="Source_20_Text"><text:span text:style-name="T3"/></text:span></text:p>
      <text:p text:style-name="P10"><text:a xlink:type="simple" xlink:href="http://10.199.35.210:8080/123cs.vng/?code=bW5z9b&amp;hmac=Fx%2FUcqkhWreLbXjiZ%2BOkauPtpXJMBFRjWrDzQJt4kqc%3D&amp;store=traitran-bizwebvietnam-net.bizwebvietnam.net&amp;timestamp=1502789007&amp;state" text:style-name="Internet_20_link" text:visited-style-name="Visited_20_Internet_20_Link"><text:span text:style-name="Source_20_Text">http://10.199.35.210:8080/123cs.vng/?code=bW5z9b&amp;hmac=Fx%2fUcqkhWreLbXjiZ%2bOkauPtpXJMBFRjWrDzQJt4kqc%3d&amp;store=traitran-bizwebvietnam-net.bizwebvietnam.net&amp;timestamp=1502789007&amp;state</text:span></text:a><text:span text:style-name="Source_20_Text"><text:span text:style-name="T4">=</text:span></text:span></text:p>
      <text:p text:style-name="P10"><text:span text:style-name="Source_20_Text"><text:span text:style-name="T4"/></text:span></text:p>
      <text:p text:style-name="P10"><text:a xlink:type="simple" xlink:href="https://traitran-bizwebvietnam-net.bizwebvietnam.net/admin/oauth/access_token?client_id=5e31ff35a91a4befa11db0d84a5ceb2f&amp;client_secret=1d11114886864e02b9b5d06d7c9842a0&amp;code=bW5z9b&amp;hmac=Fx%2FUcqkhWreLbXjiZ%2BOkauPtpXJMBFRjWrDzQJt4kqc%3D" text:style-name="Internet_20_link" text:visited-style-name="Visited_20_Internet_20_Link"><text:span text:style-name="Source_20_Text"><text:span text:style-name="T9">https://traitran-bizwebvietnam-net.bizwebvietnam.net/admin/oauth/access_token?client_id=5e31ff35a91a4befa11db0d84a5ceb2f&amp;client_secret=1d11114886864e02b9b5d06d7c9842a0&amp;code=bW5z9b&amp;hmac=Fx%2fUcqkhWreLbXjiZ%2bOkauPtpXJMBFRjWrDzQJt4kqc%3d</text:span></text:span></text:a></text:p>
      <text:p text:style-name="P10"><text:span text:style-name="Source_20_Text"><text:span text:style-name="T4"/></text:span></text:p>
      <text:p text:style-name="P11"><text:span text:style-name="Source_20_Text"><text:span text:style-name="T5">{</text:span></text:span></text:p>
      <text:p text:style-name="P11"><text:span text:style-name="Source_20_Text"><text:span text:style-name="T5"><text:s text:c="4"/>"access_token": "fa0572c1252540b6b8cb22a117714139",</text:span></text:span></text:p>
      <text:p text:style-name="P11"><text:span text:style-name="Source_20_Text"><text:span text:style-name="T5"><text:s text:c="4"/>"scope": "read_customers"</text:span></text:span></text:p>
      <text:p text:style-name="P11"><text:span text:style-name="Source_20_Text"><text:span text:style-name="T5">}</text:span></text:span></text:p>
      <text:p text:style-name="P11"><text:span text:style-name="Source_20_Text"><text:span text:style-name="T5"/></text:span></text:p>
      <text:p text:style-name="P11"><text:span text:style-name="Source_20_Text"><text:span text:style-name="T5"/></text:span></text:p>
      <text:p text:style-name="P12"><text:span text:style-name="Source_20_Text"><text:span text:style-name="T6">{</text:span></text:span></text:p>
      <text:p text:style-name="P12"><text:span text:style-name="Source_20_Text"><text:span text:style-name="T6"><text:s text:c="4"/>"webhook": {</text:span></text:span></text:p>
      <text:p text:style-name="P12"><text:span text:style-name="Source_20_Text"><text:span text:style-name="T6"><text:s text:c="8"/>"id": 213210,</text:span></text:span></text:p>
      <text:p text:style-name="P12"><text:span text:style-name="Source_20_Text"><text:span text:style-name="T6"><text:s text:c="8"/>"address": "http://10.199.35.210:8080/123cs.vng/user/profile",</text:span></text:span></text:p>
      <text:p text:style-name="P12"><text:span text:style-name="Source_20_Text"><text:span text:style-name="T6"><text:s text:c="8"/>"format": "json",</text:span></text:span></text:p>
      <text:p text:style-name="P12"><text:span text:style-name="Source_20_Text"><text:span text:style-name="T6"><text:s text:c="8"/>"topic": "customers/create",</text:span></text:span></text:p>
      <text:p text:style-name="P12"><text:span text:style-name="Source_20_Text"><text:span text:style-name="T6"><text:s text:c="8"/>"created_on": "2017-08-15T10:24:10Z",</text:span></text:span></text:p>
      <text:p text:style-name="P12"><text:span text:style-name="Source_20_Text"><text:span text:style-name="T6"><text:s text:c="8"/>"modified_on": null</text:span></text:span></text:p>
      <text:p text:style-name="P12"><text:span text:style-name="Source_20_Text"><text:span text:style-name="T6"><text:s text:c="4"/>}</text:span></text:span></text:p>
      <text:p text:style-name="P12"><text:span text:style-name="Source_20_Text"><text:span text:style-name="T6">}</text:span></text:span></text:p>
      <text:h text:style-name="P5" text:outline-level="2"><text:bookmark text:name="scopes"/>Scopes OAuth</text:h>
      <text:p text:style-name="P3">Một phần trong quá trình xác thực yêu cầu xác định xem Client muốn truy xuất vào dữ liệu gì của Shop (Xem phần “Xin cấp quyền” trong hướng dẫn này). Một Client có thể xin cấp quyền trong các Scopes sau:</text:p>
      <text:list xml:id="list2324623390894205388" text:style-name="L1">
        <text:list-item>
          <text:p text:style-name="P4"><text:span text:style-name="Source_20_Text"><text:span text:style-name="T1">read_content</text:span></text:span><text:span text:style-name="T7">, </text:span><text:span text:style-name="Source_20_Text"><text:span text:style-name="T1">write_content</text:span></text:span><text:span text:style-name="T7"><text:line-break/></text:span>Truy xuất dữ liệu của các tài nguyên <text:a xlink:type="simple" xlink:href="https://docs.bizweb.vn/api/article" text:style-name="Internet_20_link" text:visited-style-name="Visited_20_Internet_20_Link">Article</text:a>, <text:a xlink:type="simple" xlink:href="https://docs.bizweb.vn/api/blog" text:style-name="Internet_20_link" text:visited-style-name="Visited_20_Internet_20_Link">Blog</text:a>, <text:a xlink:type="simple" xlink:href="https://docs.bizweb.vn/api/comment" text:style-name="Internet_20_link" text:visited-style-name="Visited_20_Internet_20_Link">Comment</text:a>, <text:a xlink:type="simple" xlink:href="https://docs.bizweb.vn/api/page" text:style-name="Internet_20_link" text:visited-style-name="Visited_20_Internet_20_Link">Page</text:a>, and <text:a xlink:type="simple" xlink:href="https://docs.bizweb.vn/api/redirect" text:style-name="Internet_20_link" text:visited-style-name="Visited_20_Internet_20_Link">Redirect</text:a>.</text:p>
        </text:list-item>
        <text:list-item>
          <text:p text:style-name="P4"><text:span text:style-name="Source_20_Text"><text:span text:style-name="T1">read_themes</text:span></text:span><text:span text:style-name="T7">, </text:span><text:span text:style-name="Source_20_Text"><text:span text:style-name="T1">write_themes</text:span></text:span><text:span text:style-name="T7"><text:line-break/></text:span>Truy xuất dữ liệu của các tài nguyên <text:a xlink:type="simple" xlink:href="https://docs.bizweb.vn/api/asset" text:style-name="Internet_20_link" text:visited-style-name="Visited_20_Internet_20_Link">Asset</text:a> and <text:a xlink:type="simple" xlink:href="https://docs.bizweb.vn/api/theme" text:style-name="Internet_20_link" text:visited-style-name="Visited_20_Internet_20_Link">Theme</text:a>.</text:p>
        </text:list-item>
        <text:list-item>
          <text:p text:style-name="P4"><text:span text:style-name="Source_20_Text"><text:span text:style-name="T1">read_products</text:span></text:span><text:span text:style-name="T7">, </text:span><text:span text:style-name="Source_20_Text"><text:span text:style-name="T1">write_products</text:span></text:span><text:span text:style-name="T7"><text:line-break/></text:span>Truy xuất dữ liệu của các tài nguyên <text:a xlink:type="simple" xlink:href="https://docs.bizweb.vn/api/product" text:style-name="Internet_20_link" text:visited-style-name="Visited_20_Internet_20_Link">Product</text:a>, <text:a xlink:type="simple" xlink:href="https://docs.bizweb.vn/api/productvariant" text:style-name="Internet_20_link" text:visited-style-name="Visited_20_Internet_20_Link">product variant</text:a>, <text:a xlink:type="simple" xlink:href="https://docs.bizweb.vn/api/productimage" text:style-name="Internet_20_link" text:visited-style-name="Visited_20_Internet_20_Link">Product Image</text:a>, <text:a xlink:type="simple" xlink:href="https://docs.bizweb.vn/api/collect" text:style-name="Internet_20_link" text:visited-style-name="Visited_20_Internet_20_Link">Collect</text:a>, <text:a xlink:type="simple" xlink:href="https://docs.bizweb.vn/api/customcollection" text:style-name="Internet_20_link" text:visited-style-name="Visited_20_Internet_20_Link">Custom Collection</text:a>, and <text:a xlink:type="simple" xlink:href="https://docs.bizweb.vn/api/smartcollection" text:style-name="Internet_20_link" text:visited-style-name="Visited_20_Internet_20_Link">Smart Collection</text:a>.</text:p>
        </text:list-item>
        <text:list-item>
          <text:p text:style-name="P4"><text:soft-page-break/><text:span text:style-name="Source_20_Text"><text:span text:style-name="T1">read_customers</text:span></text:span><text:span text:style-name="T7">, </text:span><text:span text:style-name="Source_20_Text"><text:span text:style-name="T1">write_customers</text:span></text:span><text:span text:style-name="T7"><text:line-break/></text:span>Truy xuất dữ liệu của các tài nguyên <text:a xlink:type="simple" xlink:href="https://docs.bizweb.vn/api/customer" text:style-name="Internet_20_link" text:visited-style-name="Visited_20_Internet_20_Link">Customer</text:a>.</text:p>
        </text:list-item>
        <text:list-item>
          <text:p text:style-name="P4"><text:span text:style-name="Source_20_Text"><text:span text:style-name="T1">read_orders</text:span></text:span><text:span text:style-name="T7">, </text:span><text:span text:style-name="Source_20_Text"><text:span text:style-name="T1">write_orders</text:span></text:span><text:span text:style-name="T7"><text:line-break/></text:span>Truy xuất dữ liệu của các tài nguyên <text:a xlink:type="simple" xlink:href="https://docs.bizweb.vn/api/order" text:style-name="Internet_20_link" text:visited-style-name="Visited_20_Internet_20_Link">Order</text:a>, <text:a xlink:type="simple" xlink:href="https://docs.bizweb.vn/api/transaction" text:style-name="Internet_20_link" text:visited-style-name="Visited_20_Internet_20_Link">Transaction</text:a> and <text:a xlink:type="simple" xlink:href="https://docs.bizweb.vn/api/fulfillment" text:style-name="Internet_20_link" text:visited-style-name="Visited_20_Internet_20_Link">Fulfillment</text:a>.</text:p>
        </text:list-item>
        <text:list-item>
          <text:p text:style-name="P4"><text:span text:style-name="Source_20_Text"><text:span text:style-name="T1">read_script_tags</text:span></text:span><text:span text:style-name="T7">, </text:span><text:span text:style-name="Source_20_Text"><text:span text:style-name="T1">write_script_tags</text:span></text:span><text:span text:style-name="T7"><text:line-break/></text:span>Truy xuất dữ liệu của các tài nguyên <text:a xlink:type="simple" xlink:href="https://docs.bizweb.vn/api/scripttag" text:style-name="Internet_20_link" text:visited-style-name="Visited_20_Internet_20_Link">Script Tag</text:a>.</text:p>
        </text:list-item>
      </text:list>
      <text:p text:style-name="P2"/>
      <text:p text:style-name="P2"/>
      <text:h text:style-name="P8" text:outline-level="1">Customer</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Lucida Console', monospace"/>
    <style:font-face style:name="OpenSans" svg:font-family="OpenSans, Helvetica, Arial, sans-serif"/>
    <style:font-face style:name="ProximaNovaLight" svg:font-family="ProximaNovaLight, 'Helvetica Neue', Helvetica, Arial, sans-serif"/>
    <style:font-face style:name="ProximaNovaSemiBold" svg:font-family="ProximaNovaSemiBold, 'Helvetica Neue', Helvetica, Arial, sans-serif"/>
    <style:font-face style:name="Roboto" svg:font-family="Robot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21:21.095433417</meta:creation-date>
    <dc:date>2017-08-15T17:26:27.699716327</dc:date>
    <meta:editing-duration>PT1H34M43S</meta:editing-duration>
    <meta:editing-cycles>8</meta:editing-cycles>
    <meta:generator>LibreOffice/5.2.2.2$Linux_X86_64 LibreOffice_project/20m0$Build-2</meta:generator>
    <meta:document-statistic meta:table-count="0" meta:image-count="0" meta:object-count="0" meta:page-count="2" meta:paragraph-count="31" meta:word-count="170" meta:character-count="1933" meta:non-whitespace-character-count="1735"/>
  </office:meta>
</office:document-meta>
</file>